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" svg:font-family="Times" style:font-family-generic="roman"/>
    <style:font-face style:name="Times New Roman1" svg:font-family="'Times New Roman'" style:font-family-generic="roman"/>
    <style:font-face style:name="Helvetica" svg:font-family="Helvetica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693in"/>
    </style:style>
    <style:style style:name="co2" style:family="table-column">
      <style:table-column-properties fo:break-before="auto" style:column-width="2.0701in"/>
    </style:style>
    <style:style style:name="co3" style:family="table-column">
      <style:table-column-properties fo:break-before="auto" style:column-width="1.46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1" style:font-name-asian="Times New Roman1" style:font-size-asian="12pt" style:font-weight-asian="bold" style:font-name-complex="Times New Roman1" style:font-size-complex="12pt" style:font-weight-complex="bold"/>
    </style:style>
  </office:automatic-styles>
  <office:body>
    <office:spreadsheet>
      <table:table table:name="Ark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Personnummerdato (pnrhaenstart)</text:p>
          </table:table-cell>
          <table:table-cell office:value-type="string">
            <text:p>PersonInformation</text:p>
          </table:table-cell>
          <table:table-cell office:value-type="string">
            <text:p>START_DT-PERSON</text:p>
          </table:table-cell>
        </table:table-row>
        <table:table-row table:style-name="ro1">
          <table:table-cell office:value-type="string">
            <text:p>Far dato (farhaenstart)</text:p>
          </table:table-cell>
          <table:table-cell office:value-type="string">
            <text:p>ParentsInformation</text:p>
          </table:table-cell>
          <table:table-cell office:value-type="string">
            <text:p>FAR_DT</text:p>
          </table:table-cell>
        </table:table-row>
        <table:table-row table:style-name="ro1">
          <table:table-cell office:value-type="string">
            <text:p>Supplerende adressedato (supladrhaenstart)</text:p>
          </table:table-cell>
          <table:table-cell office:value-type="string">
            <text:p>CurrentAddress</text:p>
          </table:table-cell>
          <table:table-cell office:value-type="string">
            <text:p>START_DT-ADRTXT</text:p>
          </table:table-cell>
        </table:table-row>
        <table:table-row table:style-name="ro1">
          <table:table-cell office:value-type="string">
            <text:p>Personnummerophørsdato (pnrhaenslut)</text:p>
          </table:table-cell>
          <table:table-cell office:value-type="string">
            <text:p>PersonInformation</text:p>
          </table:table-cell>
          <table:table-cell office:value-type="string">
            <text:p>SLUT_DT-PERSON</text:p>
          </table:table-cell>
        </table:table-row>
        <table:table-row table:style-name="ro1">
          <table:table-cell office:value-type="string">
            <text:p>Valgretsdato (valgretdto)</text:p>
          </table:table-cell>
          <table:table-cell office:value-type="string">
            <text:p>ElectionInformation</text:p>
          </table:table-cell>
          <table:table-cell office:value-type="string">
            <text:p>VALGRET_DT</text:p>
          </table:table-cell>
        </table:table-row>
        <table:table-row table:style-name="ro1">
          <table:table-cell office:value-type="string">
            <text:p>Vejadresseringsnavn (vejadrnvn)</text:p>
          </table:table-cell>
          <table:table-cell office:value-type="string">
            <text:p>ClearWrittenAddress</text:p>
          </table:table-cell>
          <table:table-cell office:value-type="string">
            <text:p>VEJADRNVN</text:p>
          </table:table-cell>
        </table:table-row>
        <table:table-row table:style-name="ro2">
          <table:table-cell office:value-type="string">
            <text:p>*slettedato (sletdate) - GENERELT</text:p>
          </table:table-cell>
          <table:table-cell office:value-type="string">
            <text:p>Disempowerment</text:p>
          </table:table-cell>
          <table:table-cell table:style-name="ce6" office:value-type="string">
            <text:p>SLET_DT-UMYNDIG</text:p>
          </table:table-cell>
        </table:table-row>
        <table:table-row table:style-name="ro2">
          <table:table-cell table:number-columns-repeated="2"/>
          <table:table-cell table:style-name="ce6"/>
        </table:table-row>
        <table:table-row table:style-name="ro2">
          <table:table-cell office:value-type="string">
            <text:p>Personnummermarkeringsdato (pnrmrkhaenstart)</text:p>
          </table:table-cell>
          <table:table-cell office:value-type="string">
            <text:p>?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Adresseringsnavnsdato (adrnvnhaenstart)</text:p>
          </table:table-cell>
          <table:table-cell table:style-name="ce2" office:value-type="string">
            <text:p>CNVN_ADRNVNTIMSTP</text:p>
          </table:table-cell>
          <table:table-cell office:value-type="string">
            <text:p>navne3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office:value-type="string">
            <text:p>Fødselsregistreringsdato (foedmynhaenstart)</text:p>
          </table:table-cell>
          <table:table-cell table:style-name="ce2" office:value-type="string">
            <text:p>CFST_DOKTIMSTP</text:p>
          </table:table-cell>
          <table:table-cell office:value-type="string">
            <text:p>fodreg2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office:value-type="string">
            <text:p>Fødestedtekstsajourføringstidspunkt (foedtxttimestamp)</text:p>
          </table:table-cell>
          <table:table-cell table:style-name="ce2" office:value-type="string">
            <text:p>CFST_MYNTXTTIMSTP</text:p>
          </table:table-cell>
          <table:table-cell office:value-type="string">
            <text:p>fodreg2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Civilstandsmyndighedstekstajourføringstidspunkt (myntxttimestamp)</text:p>
          </table:table-cell>
          <table:table-cell table:style-name="ce2" office:value-type="string">
            <text:p>CNVN_MYNTXTTIMSTP</text:p>
          </table:table-cell>
          <table:table-cell office:value-type="string">
            <text:p>navne3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illingsdato (stillingsdato)</text:p>
          </table:table-cell>
          <table:table-cell table:style-name="ce2" office:value-type="string">
            <text:p>CPRS_STILLINGTIMSTP</text:p>
          </table:table-cell>
          <table:table-cell office:value-type="string">
            <text:p>pnrvaerg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Udlandsadresse dato (udlandadrdto)</text:p>
          </table:table-cell>
          <table:table-cell table:style-name="ce3" office:value-type="string">
            <text:p>UDLANDADR_TS</text:p>
          </table:table-cell>
          <table:table-cell office:value-type="string">
            <text:p>adresse3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Default"/>
          <table:table-cell table:number-columns-repeated="2"/>
        </table:table-row>
        <table:table-row table:style-name="ro1">
          <table:table-cell office:value-type="string">
            <text:p>Mor dokumentation (mor_dok)</text:p>
          </table:table-cell>
          <table:table-cell table:style-name="ce4" office:value-type="string">
            <text:p>CSLG_MORDOK</text:p>
          </table:table-cell>
          <table:table-cell office:value-type="string">
            <text:p>morfar</text:p>
          </table:table-cell>
        </table:table-row>
        <table:table-row table:style-name="ro2">
          <table:table-cell/>
          <table:table-cell table:style-name="ce5"/>
          <table:table-cell/>
        </table:table-row>
        <table:table-row table:style-name="ro1">
          <table:table-cell office:value-type="string">
            <text:p>Far dokumentation (far_dok)</text:p>
          </table:table-cell>
          <table:table-cell table:style-name="ce4" office:value-type="string">
            <text:p>CSLG_FARDOK</text:p>
          </table:table-cell>
          <table:table-cell office:value-type="string">
            <text:p>morfar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Ægtefælle dokumentation (aegtedok)</text:p>
          </table:table-cell>
          <table:table-cell table:style-name="ce5" office:value-type="string">
            <text:p>(<text:span text:style-name="T1">CCIV_AEGTEFOEDDATOUSM)</text:span></text:p>
          </table:table-cell>
          <table:table-cell office:value-type="string">
            <text:p>Pnr-deta / sepa1 / sepa3 / sogmark1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*indrapporteringsmarkering (indrap) - GENERELT</text:p>
          </table:table-cell>
          <table:table-cell table:style-name="ce2" office:value-type="string">
            <text:p>CBSK_INDRAP[1-4]</text:p>
          </table:table-cell>
          <table:table-cell office:value-type="string">
            <text:p>Beskyt[1/3] / navne[1/3/4]</text:p>
          </table:table-cell>
        </table:table-row>
        <table:table-row table:style-name="ro2">
          <table:table-cell table:style-name="Default"/>
          <table:table-cell table:number-columns-repeated="2"/>
        </table:table-row>
        <table:table-row table:style-name="ro2">
          <table:table-cell office:value-type="string">
            <text:p>*myndighedstekst (myntxt)</text:p>
          </table:table-cell>
          <table:table-cell table:number-columns-repeated="2"/>
        </table:table-row>
        <table:table-row table:style-name="ro1">
          <table:table-cell office:value-type="string">
            <text:p>navnemyndighedstekst (myntxt)</text:p>
          </table:table-cell>
          <table:table-cell table:style-name="ce2" office:value-type="string">
            <text:p>CNVN_MYNTXT</text:p>
          </table:table-cell>
          <table:table-cell office:value-type="string">
            <text:p>Navne[1/3/4]</text:p>
          </table:table-cell>
        </table:table-row>
        <table:table-row table:style-name="ro2">
          <table:table-cell office:value-type="string">
            <text:p>civilstatusmyndighedstekst (myntxt)</text:p>
          </table:table-cell>
          <table:table-cell office:value-type="string">
            <text:p>?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Folkekirkemyndighedskode (fkirkmynkod)</text:p>
          </table:table-cell>
          <table:table-cell table:style-name="ce2" office:value-type="string">
            <text:p>CFKR_STARTMYNKOD</text:p>
          </table:table-cell>
          <table:table-cell office:value-type="string">
            <text:p>Kirke[1/3]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1">
          <table:table-cell office:value-type="string">
            <text:p>Far myndighedskode (far_mynkod)</text:p>
          </table:table-cell>
          <table:table-cell table:style-name="ce2" office:value-type="string">
            <text:p>CSLG_FARMYNKOD</text:p>
          </table:table-cell>
          <table:table-cell office:value-type="string">
            <text:p>morfar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1">
          <table:table-cell office:value-type="string">
            <text:p>Under værgemål myndighedskode (mynkod-ctumyndig)</text:p>
          </table:table-cell>
          <table:table-cell table:style-name="ce2" office:value-type="string">
            <text:p>(MYNKOD)</text:p>
          </table:table-cell>
          <table:table-cell office:value-type="string">
            <text:p>vaergem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>
            <text:p>*myndighedskode (mynkod)</text:p>
          </table:table-cell>
          <table:table-cell table:number-columns-repeated="2"/>
        </table:table-row>
        <table:table-row table:style-name="ro2">
          <table:table-cell office:value-type="string">
            <text:p>Civilstandsmyndighedskode (mynkod)</text:p>
          </table:table-cell>
          <table:table-cell office:value-type="string">
            <text:p>?</text:p>
          </table:table-cell>
          <table:table-cell/>
        </table:table-row>
        <table:table-row table:style-name="ro1">
          <table:table-cell office:value-type="string">
            <text:p>Folkekirkemyndighedskode (mynkod)</text:p>
          </table:table-cell>
          <table:table-cell table:style-name="ce2" office:value-type="string">
            <text:p>CFKR_STARTMYNKOD</text:p>
          </table:table-cell>
          <table:table-cell office:value-type="string">
            <text:p>Kirke[1/3]</text:p>
          </table:table-cell>
        </table:table-row>
        <table:table-row table:style-name="ro1">
          <table:table-cell office:value-type="string">
            <text:p>Navnemyndighedskode (mynkod)</text:p>
          </table:table-cell>
          <table:table-cell table:style-name="ce2" office:value-type="string">
            <text:p>CNVN_STARTMYNKOD</text:p>
          </table:table-cell>
          <table:table-cell office:value-type="string">
            <text:p>Navne[1/3/4]</text:p>
          </table:table-cell>
        </table:table-row>
        <table:table-row table:style-name="ro1">
          <table:table-cell office:value-type="string">
            <text:p>Værgemyndighedskode (mynkod)</text:p>
          </table:table-cell>
          <table:table-cell office:value-type="string">
            <text:p>MYNKOD</text:p>
          </table:table-cell>
          <table:table-cell office:value-type="string">
            <text:p>vaergem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eparation start myndighed (mynkod_start)</text:p>
          </table:table-cell>
          <table:table-cell table:style-name="ce2" office:value-type="string">
            <text:p>CSEP_STARTMYNKOD</text:p>
          </table:table-cell>
          <table:table-cell office:value-type="string">
            <text:p>Sepa[1/3]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>
            <text:p>Separation slut myndighed (mynkod_slut)</text:p>
          </table:table-cell>
          <table:table-cell table:style-name="ce2" office:value-type="string">
            <text:p>CSEP_SLUTMYNKOD</text:p>
          </table:table-cell>
          <table:table-cell office:value-type="string">
            <text:p>Sepa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Times" svg:font-family="Times" style:font-family-generic="roman"/>
    <style:font-face style:name="Times New Roman1" svg:font-family="'Times New Roman'" style:font-family-generic="roman"/>
    <style:font-face style:name="Helvetica" svg:font-family="Helvetica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19P0"/>
    </number:currency-style>
    <number:currency-style style:name="N120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1">00/00/0000</text:date>, <text:time style:data-style-name="N2" text:time-value="0000-00-00T09:25:12.14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14:16:33.56</meta:creation-date>
    <dc:date>2014-05-21T13:19:25.47</dc:date>
    <meta:editing-duration>PT6H22M17S</meta:editing-duration>
    <meta:editing-cycles>6</meta:editing-cycles>
    <meta:generator>LibreOffice/4.0.1.2$Windows_x86 LibreOffice_project/84102822e3d61eb989ddd325abf1ac077904985</meta:generator>
    <meta:document-statistic meta:table-count="1" meta:cell-count="86" meta:object-count="0"/>
  </office:meta>
</office:document-meta>
</file>